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500c3" officeooo:paragraph-rsid="00fe5537"/>
    </style:style>
    <style:style style:name="P69" style:family="paragraph" style:parent-style-name="Standard">
      <style:text-properties officeooo:rsid="00869c56" officeooo:paragraph-rsid="00869c56"/>
    </style:style>
    <style:style style:name="P70" style:family="paragraph" style:parent-style-name="Standard">
      <style:text-properties officeooo:rsid="00884810" officeooo:paragraph-rsid="00884810"/>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e2107" officeooo:paragraph-rsid="00ce2107"/>
    </style:style>
    <style:style style:name="P105" style:family="paragraph" style:parent-style-name="Standard">
      <style:text-properties officeooo:rsid="00cef444" officeooo:paragraph-rsid="00cef444"/>
    </style:style>
    <style:style style:name="P106" style:family="paragraph" style:parent-style-name="Standard">
      <style:text-properties officeooo:rsid="00cfe67d" officeooo:paragraph-rsid="00d394fb"/>
    </style:style>
    <style:style style:name="P107" style:family="paragraph" style:parent-style-name="Standard">
      <style:text-properties officeooo:rsid="00d572df" officeooo:paragraph-rsid="00d572df"/>
    </style:style>
    <style:style style:name="P108" style:family="paragraph" style:parent-style-name="Standard">
      <style:text-properties officeooo:rsid="00d895bf" officeooo:paragraph-rsid="00d895bf"/>
    </style:style>
    <style:style style:name="P109" style:family="paragraph" style:parent-style-name="Standard">
      <style:text-properties officeooo:rsid="00d7e320" officeooo:paragraph-rsid="00d7e320"/>
    </style:style>
    <style:style style:name="P110" style:family="paragraph" style:parent-style-name="Standard">
      <style:text-properties officeooo:rsid="00db6b46" officeooo:paragraph-rsid="00db6b46"/>
    </style:style>
    <style:style style:name="P111" style:family="paragraph" style:parent-style-name="Standard">
      <style:text-properties officeooo:rsid="00d1c161" officeooo:paragraph-rsid="00d1c161"/>
    </style:style>
    <style:style style:name="P112" style:family="paragraph" style:parent-style-name="Standard">
      <style:text-properties officeooo:rsid="00df21f0" officeooo:paragraph-rsid="00e15330"/>
    </style:style>
    <style:style style:name="P113" style:family="paragraph" style:parent-style-name="Standard">
      <style:text-properties officeooo:rsid="00ca0ef9" officeooo:paragraph-rsid="00e15330"/>
    </style:style>
    <style:style style:name="P114" style:family="paragraph" style:parent-style-name="Standard">
      <style:text-properties officeooo:rsid="00e15330" officeooo:paragraph-rsid="00e15330"/>
    </style:style>
    <style:style style:name="P115" style:family="paragraph" style:parent-style-name="Standard">
      <style:text-properties officeooo:rsid="00e2d565" officeooo:paragraph-rsid="00e2d565"/>
    </style:style>
    <style:style style:name="P116" style:family="paragraph" style:parent-style-name="Standard">
      <style:text-properties officeooo:rsid="00e37b4f" officeooo:paragraph-rsid="00e37b4f"/>
    </style:style>
    <style:style style:name="P117" style:family="paragraph" style:parent-style-name="Standard">
      <style:text-properties officeooo:rsid="00e80d0a" officeooo:paragraph-rsid="00e80d0a"/>
    </style:style>
    <style:style style:name="P118" style:family="paragraph" style:parent-style-name="Standard">
      <style:text-properties officeooo:rsid="00e8a469" officeooo:paragraph-rsid="00e8a469"/>
    </style:style>
    <style:style style:name="P119" style:family="paragraph" style:parent-style-name="Standard">
      <style:text-properties officeooo:rsid="00e6ce40" officeooo:paragraph-rsid="00e6ce40"/>
    </style:style>
    <style:style style:name="P120" style:family="paragraph" style:parent-style-name="Standard">
      <style:text-properties officeooo:rsid="00f05447" officeooo:paragraph-rsid="00f05447"/>
    </style:style>
    <style:style style:name="P121" style:family="paragraph" style:parent-style-name="Standard">
      <style:text-properties officeooo:rsid="00f4d738" officeooo:paragraph-rsid="00f4d738"/>
    </style:style>
    <style:style style:name="P122" style:family="paragraph" style:parent-style-name="Standard">
      <style:text-properties officeooo:paragraph-rsid="00f4d738"/>
    </style:style>
    <style:style style:name="P123" style:family="paragraph" style:parent-style-name="Standard">
      <style:text-properties officeooo:paragraph-rsid="00e80d0a"/>
    </style:style>
    <style:style style:name="P124" style:family="paragraph" style:parent-style-name="Standard">
      <style:text-properties officeooo:rsid="00fe5537" officeooo:paragraph-rsid="00fe5537"/>
    </style:style>
    <style:style style:name="P125" style:family="paragraph" style:parent-style-name="Standard">
      <style:text-properties officeooo:rsid="00fe5537" officeooo:paragraph-rsid="01013432"/>
    </style:style>
    <style:style style:name="P126" style:family="paragraph" style:parent-style-name="Standard">
      <style:text-properties officeooo:rsid="0103cebc" officeooo:paragraph-rsid="0103cebc"/>
    </style:style>
    <style:style style:name="P127" style:family="paragraph" style:parent-style-name="Standard">
      <style:text-properties officeooo:rsid="0103cebc" officeooo:paragraph-rsid="01057c25"/>
    </style:style>
    <style:style style:name="P128" style:family="paragraph" style:parent-style-name="Standard">
      <style:text-properties officeooo:rsid="0106f87c" officeooo:paragraph-rsid="0106f87c"/>
    </style:style>
    <style:style style:name="P129" style:family="paragraph" style:parent-style-name="Standard">
      <style:text-properties officeooo:rsid="010872aa" officeooo:paragraph-rsid="010872aa"/>
    </style:style>
    <style:style style:name="P130" style:family="paragraph" style:parent-style-name="Standard">
      <style:text-properties officeooo:rsid="0109be3a" officeooo:paragraph-rsid="0109be3a"/>
    </style:style>
    <style:style style:name="P131" style:family="paragraph" style:parent-style-name="Standard">
      <style:text-properties officeooo:rsid="010a7740" officeooo:paragraph-rsid="010a7740"/>
    </style:style>
    <style:style style:name="P132" style:family="paragraph" style:parent-style-name="Standard">
      <style:text-properties officeooo:rsid="010b047f" officeooo:paragraph-rsid="010b047f"/>
    </style:style>
    <style:style style:name="P133" style:family="paragraph" style:parent-style-name="Standard">
      <style:text-properties officeooo:rsid="010c8440" officeooo:paragraph-rsid="010c8440"/>
    </style:style>
    <style:style style:name="P134" style:family="paragraph" style:parent-style-name="Standard">
      <style:text-properties officeooo:rsid="0111e2a1" officeooo:paragraph-rsid="0111e2a1"/>
    </style:style>
    <style:style style:name="P135" style:family="paragraph" style:parent-style-name="Standard">
      <style:text-properties officeooo:rsid="0112ddd3" officeooo:paragraph-rsid="0112ddd3"/>
    </style:style>
    <style:style style:name="P136" style:family="paragraph" style:parent-style-name="Standard">
      <style:text-properties officeooo:rsid="0112ddd3" officeooo:paragraph-rsid="01133e86"/>
    </style:style>
    <style:style style:name="P137" style:family="paragraph" style:parent-style-name="Standard">
      <style:text-properties officeooo:rsid="011492b1" officeooo:paragraph-rsid="011492b1"/>
    </style:style>
    <style:style style:name="P138" style:family="paragraph" style:parent-style-name="Standard">
      <style:text-properties officeooo:rsid="0114ae72" officeooo:paragraph-rsid="0114ae72"/>
    </style:style>
    <style:style style:name="P139" style:family="paragraph" style:parent-style-name="Standard">
      <style:text-properties officeooo:rsid="0114e3c0" officeooo:paragraph-rsid="0114e3c0"/>
    </style:style>
    <style:style style:name="P140" style:family="paragraph" style:parent-style-name="Standard">
      <style:text-properties officeooo:rsid="01151e2b" officeooo:paragraph-rsid="01151e2b"/>
    </style:style>
    <style:style style:name="P141" style:family="paragraph" style:parent-style-name="Standard">
      <style:text-properties officeooo:rsid="011521b8" officeooo:paragraph-rsid="011521b8"/>
    </style:style>
    <style:style style:name="P142" style:family="paragraph" style:parent-style-name="Text_20_body">
      <style:text-properties officeooo:rsid="00f4d738" officeooo:paragraph-rsid="00f4d738"/>
    </style:style>
    <style:style style:name="P143" style:family="paragraph" style:parent-style-name="Text_20_body">
      <style:text-properties officeooo:rsid="00f80735" officeooo:paragraph-rsid="00f80735"/>
    </style:style>
    <style:style style:name="P144" style:family="paragraph" style:parent-style-name="Text_20_body">
      <style:text-properties officeooo:rsid="00f85869" officeooo:paragraph-rsid="00f85869"/>
    </style:style>
    <style:style style:name="P145" style:family="paragraph" style:parent-style-name="Text_20_body">
      <style:text-properties officeooo:rsid="00fabfcb" officeooo:paragraph-rsid="00fabfcb"/>
    </style:style>
    <style:style style:name="P146" style:family="paragraph" style:parent-style-name="Text_20_body">
      <style:text-properties officeooo:rsid="00ffba28" officeooo:paragraph-rsid="00ffba28"/>
    </style:style>
    <style:style style:name="P147" style:family="paragraph" style:parent-style-name="Text_20_body">
      <style:text-properties officeooo:rsid="010212ed" officeooo:paragraph-rsid="010212ed"/>
    </style:style>
    <style:style style:name="P148" style:family="paragraph" style:parent-style-name="Text_20_body">
      <style:text-properties officeooo:rsid="01133e86" officeooo:paragraph-rsid="01133e86"/>
    </style:style>
    <style:style style:name="P149" style:family="paragraph" style:parent-style-name="Text_20_body">
      <style:text-properties officeooo:rsid="011a4037" officeooo:paragraph-rsid="011a4037"/>
    </style:style>
    <style:style style:name="P150" style:family="paragraph" style:parent-style-name="Heading_20_1">
      <style:text-properties officeooo:rsid="00cb9dfb" officeooo:paragraph-rsid="00f63cf1"/>
    </style:style>
    <style:style style:name="P151" style:family="paragraph" style:parent-style-name="Heading_20_1">
      <style:text-properties fo:font-size="12pt" officeooo:rsid="00f614e3" officeooo:paragraph-rsid="00f63cf1" style:font-size-asian="12pt" style:font-size-complex="12pt"/>
    </style:style>
    <style:style style:name="P152" style:family="paragraph" style:parent-style-name="Standard" style:list-style-name="L1">
      <style:text-properties officeooo:rsid="0047df7e" officeooo:paragraph-rsid="0047df7e"/>
    </style:style>
    <style:style style:name="P153" style:family="paragraph" style:parent-style-name="Standard">
      <style:text-properties officeooo:rsid="01153012" officeooo:paragraph-rsid="01153012"/>
    </style:style>
    <style:style style:name="P154" style:family="paragraph" style:parent-style-name="Standard">
      <style:text-properties officeooo:rsid="012576fc" officeooo:paragraph-rsid="012576fc"/>
    </style:style>
    <style:style style:name="P155" style:family="paragraph" style:parent-style-name="Standard">
      <style:paragraph-properties fo:break-before="page"/>
      <style:text-properties officeooo:rsid="012576fc" officeooo:paragraph-rsid="012576fc"/>
    </style:style>
    <style:style style:name="P156" style:family="paragraph" style:parent-style-name="Text_20_body" style:list-style-name="L2">
      <style:text-properties officeooo:rsid="011a4037" officeooo:paragraph-rsid="011a4037"/>
    </style:style>
    <style:style style:name="P157" style:family="paragraph" style:parent-style-name="Text_20_body" style:list-style-name="L2">
      <style:text-properties officeooo:rsid="011a4037" officeooo:paragraph-rsid="011b3b5c"/>
    </style:style>
    <style:style style:name="P158" style:family="paragraph" style:parent-style-name="Text_20_body" style:list-style-name="L2">
      <style:text-properties officeooo:rsid="011b3b5c" officeooo:paragraph-rsid="011b3b5c"/>
    </style:style>
    <style:style style:name="P159" style:family="paragraph" style:parent-style-name="Text_20_body" style:list-style-name="L2">
      <style:text-properties officeooo:rsid="011be4e7" officeooo:paragraph-rsid="011be4e7"/>
    </style:style>
    <style:style style:name="P160" style:family="paragraph" style:parent-style-name="Text_20_body" style:list-style-name="L2">
      <style:text-properties officeooo:rsid="011c5bda" officeooo:paragraph-rsid="011c5bda"/>
    </style:style>
    <style:style style:name="P161" style:family="paragraph" style:parent-style-name="Text_20_body" style:list-style-name="L2">
      <style:text-properties officeooo:rsid="011e17d4" officeooo:paragraph-rsid="011e17d4"/>
    </style:style>
    <style:style style:name="P162" style:family="paragraph" style:parent-style-name="Text_20_body" style:list-style-name="L2">
      <style:text-properties officeooo:rsid="01202fa9" officeooo:paragraph-rsid="01202fa9"/>
    </style:style>
    <style:style style:name="P163" style:family="paragraph" style:parent-style-name="Text_20_body">
      <style:text-properties officeooo:rsid="0122ffb0" officeooo:paragraph-rsid="0122ffb0"/>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1013432"/>
    </style:style>
    <style:style style:name="T42" style:family="text">
      <style:text-properties officeooo:rsid="01057c25"/>
    </style:style>
    <style:style style:name="T43" style:family="text">
      <style:text-properties officeooo:rsid="010ee476"/>
    </style:style>
    <style:style style:name="T44" style:family="text">
      <style:text-properties officeooo:rsid="0111e2a1"/>
    </style:style>
    <style:style style:name="T45" style:family="text">
      <style:text-properties officeooo:rsid="01133e86"/>
    </style:style>
    <style:style style:name="T46" style:family="text">
      <style:text-properties officeooo:rsid="0114e3c0"/>
    </style:style>
    <style:style style:name="T47" style:family="text">
      <style:text-properties officeooo:rsid="01151e2b"/>
    </style:style>
    <style:style style:name="T48" style:family="text">
      <style:text-properties officeooo:rsid="011a5325"/>
    </style:style>
    <style:style style:name="T49" style:family="text">
      <style:text-properties officeooo:rsid="011be4e7"/>
    </style:style>
    <style:style style:name="T50" style:family="text">
      <style:text-properties officeooo:rsid="011caca2"/>
    </style:style>
    <style:style style:name="T51" style:family="text">
      <style:text-properties officeooo:rsid="011ee6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3301148906706630655" text:style-name="L1">
        <text:list-item>
          <text:p text:style-name="P152">creation d’un node module local</text:p>
        </text:list-item>
        <text:list-item>
          <text:p text:style-name="P152">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6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9">Merge de la branch withState</text:p>
      <text:p text:style-name="P69"/>
      <text:p text:style-name="P70">Vendredi 24 Mars</text:p>
      <text:p text:style-name="P70">Mise à jour de Helmet v5 =&gt; utilisation de balise meta, title au lieu d’attributs.</text:p>
      <text:p text:style-name="P70"/>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text:soft-page-break/></text:p>
      <text:p text:style-name="P75">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4"/>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4">Vendredi 28 Avril</text:p>
      <text:p text:style-name="P104">utilisation de Modal(confirm)</text:p>
      <text:p text:style-name="P104"/>
      <text:p text:style-name="P105">Mardi 2 Mai</text:p>
      <text:p text:style-name="P106">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6"/>
      <text:p text:style-name="P107">Mercredi 3 Mai</text:p>
      <text:p text:style-name="P107">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8">Ajout du contenu dans le fichier de messages pour l’internationnalisation.</text:p>
      <text:p text:style-name="P109">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9"/>
      <text:p text:style-name="P110">Jeu<text:span text:style-name="T33">di 4 Mai</text:span></text:p>
      <text:p text:style-name="P114">Un bouton de redirection =&gt; mauvaise idée</text:p>
      <text:p text:style-name="P112">OK Cancel avec lien sur la page</text:p>
      <text:p text:style-name="P112">changer confirm <text:span text:style-name="T34">pour changer les labels des boutons</text:span></text:p>
      <text:p text:style-name="P112">changer Modal pour ajouter des actions</text:p>
      <text:p text:style-name="P113"/>
      <text:p text:style-name="P115"><text:soft-page-break/>Vendredi 5 Mai</text:p>
      <text:p text:style-name="P119">Suppression du bouton de redirection, changement des label sur les boutons de la modal</text:p>
      <text:p text:style-name="P119"/>
      <text:p text:style-name="P121">Mardi 9 Mai</text:p>
      <text:p text:style-name="P122"><text:span text:style-name="T37">Règlage de détails sur « </text:span>Tip or ask people to patch from pool view »</text:p>
      <text:h text:style-name="P150" text:outline-level="1"><text:span text:style-name="T39">Commencement issue : </text:span><text:span text:style-name="T38">Remind compatible backup</text:span></text:h>
      <text:p text:style-name="P119"/>
      <text:p text:style-name="P120">Mercredi 10 Mai</text:p>
      <text:h text:style-name="P151" text:outline-level="1">Commencement issue : Reporting for halted vm time</text:h>
      <text:p text:style-name="P143"><text:span text:style-name="T39">R</text:span><text:span text:style-name="T38">echerche du passage des props au composant tab-general =&gt; fichier vm/index.js, décoration @connectStore qui définit des selecteurs et renvoie un objet avec les props.</text:span></text:p>
      <text:p text:style-name="P142">Jeudi 11 Mai</text:p>
      <text:p text:style-name="P144">Recheche du log VM_SHUTDOWN le plus récent</text:p>
      <text:p text:style-name="P145">Utilisation du decorateur connectStore sur tab-general</text:p>
      <text:p text:style-name="P146">Vendredi 12 Mai</text:p>
      <text:p text:style-name="P146">Creation d’un factory selecteur à la place d’un selecteur. Factory selecteur =&gt; fonction qui renvoie un selecteur</text:p>
      <text:p text:style-name="P147"><text:span text:style-name="T45">Mercredi</text:span> 1<text:span text:style-name="T43">7</text:span> Mai</text:p>
      <text:p text:style-name="P148">Recherche des différentes commandes qui permettent de gérer une VM_Appliance (un groupe de VMs)</text:p>
      <text:p text:style-name="P149">Lundi 22 Mai</text:p>
      <text:p text:style-name="P149">Affichage de la liste des VM-Appliance :</text:p>
      <text:list xml:id="list5119929705559300707" text:style-name="L2">
        <text:list-item>
          <text:p text:style-name="P156">src/common/xo/index.js : fichier de fonction d’appel au serveur. <text:s/>On ajoute une souscription <text:span text:style-name="T48">=&gt; la fonction sera appelée régulièrement pour mettre à jour les données.</text:span></text:p>
        </text:list-item>
        <text:list-item>
          <text:p text:style-name="P157">src/common/home-filter.js :fichier qui définit les filtres disponible pour chaque entité</text:p>
        </text:list-item>
        <text:list-item>
          <text:p text:style-name="P158">src/xo-app/home/index.js : </text:p>
          <text:list>
            <text:list-item>
              <text:p text:style-name="P158">modification du tableau OPTIONS qui définit pour chaque entité son filtre par défaut, ses filtres disponibles (importés de home-filters) <text:span text:style-name="T49">et une liste d’actions.</text:span></text:p>
            </text:list-item>
            <text:list-item>
              <text:p text:style-name="P159">L’objet TYPES : recense les différent « types » d’entité associés au label correspondant dans le menu (ex : 'VM-group': _('homeTypeVmGroup'))</text:p>
            </text:list-item>
            <text:list-item>
              <text:p text:style-name="P160">Utilisation du décorateur addSubscriptions : importation et ajout de la fonction ajoutée dans le fichier xo/index.js <text:span text:style-name="T50">pour que les données envoyés par le serveur se retrouvent dans les props du composant.</text:span></text:p>
            </text:list-item>
            <text:list-item>
              <text:p text:style-name="P161">Ajout d’une fonction getItems qui test si le type est VM-group et dans ce cas là la propriété précédement expliquée est renvoyée, sinon un selecteur est appelé <text:span text:style-name="T51">=&gt; remplacement dans le composant de props.items par getItems.</text:span></text:p>
            </text:list-item>
          </text:list>
        </text:list-item>
        <text:list-item>
          <text:p text:style-name="P162"><text:soft-page-break/>src/xo-app/home/vm-group-item.js : Création du fichier représentant une ligne de la liste des VM-group.</text:p>
        </text:list-item>
      </text:list>
      <text:p text:style-name="P163">Mardi 23 mai</text:p>
      <text:p text:style-name="P163"/>
      <text:p text:style-name="P60"/>
      <text:p text:style-name="P52">REBASE BRANCH : </text:p>
      <text:p text:style-name="P52">git rebase master</text:p>
      <text:p text:style-name="P50">git merge<text:span text:style-name="T16">tool</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7">librairies : lodash, immutable</text:p>
      <text:p text:style-name="P50"/>
      <text:p text:style-name="P78">Utilisation de git, gitlab</text:p>
      <text:p text:style-name="P98">Projet avec Redux</text:p>
      <text:p text:style-name="P98"/>
      <text:p text:style-name="P99">Démarrage XO-server : </text:p>
      <text:p text:style-name="P99">- redis-server</text:p>
      <text:p text:style-name="P99">- cd xo-server</text:p>
      <text:p text:style-name="P99">- sudo yarn start</text:p>
      <text:p text:style-name="P99"/>
      <text:p text:style-name="P100">compilation :</text:p>
      <text:p text:style-name="P100"><text:s/>-npm run dev</text:p>
      <text:p text:style-name="P100"/>
      <text:p text:style-name="P111">192.168.100.111 root azerty</text:p>
      <text:p text:style-name="P116">192.168.100.1 root q<text:span text:style-name="T35">w</text:span>erty</text:p>
      <text:p text:style-name="P116"/>
      <text:p text:style-name="P118">backup =&gt; gros fichier avec tout</text:p>
      <text:p text:style-name="P118">delta backup =&gt; algo intelligent</text:p>
      <text:p text:style-name="P117">restore delta backup pas sur du smb <text:span text:style-name="T36">(remote)</text:span></text:p>
      <text:p text:style-name="P123"/>
      <text:p text:style-name="P124">xo-cli : </text:p>
      <text:p text:style-name="P125"><text:tab/><text:span text:style-name="T41">doc : </text:span><text:a xlink:type="simple" xlink:href="https://xen-orchestra.com/docs/xo-cli.html" text:style-name="Internet_20_link" text:visited-style-name="Visited_20_Internet_20_Link"><text:span text:style-name="T41">h</text:span></text:a><text:a xlink:type="simple" xlink:href="https://xen-orchestra.com/docs/xo-cli.html" text:style-name="Internet_20_link" text:visited-style-name="Visited_20_Internet_20_Link"><text:span text:style-name="T41">ttps://xen-orchestra.com/docs/xo-cli.html</text:span></text:a></text:p>
      <text:p text:style-name="P124"><text:tab/>connection : xo-cli register 127.0.0.1 admin@admin.net admin</text:p>
      <text:p text:style-name="P126"/>
      <text:p text:style-name="P126">Connection à labpool : ssh <text:a xlink:type="simple" xlink:href="mailto:root@192.168.100.1" text:style-name="Internet_20_link" text:visited-style-name="Visited_20_Internet_20_Link">root@192.168.100.1</text:a></text:p>
      <text:p text:style-name="P126">password : qwerty</text:p>
      <text:p text:style-name="P126"/>
      <text:p text:style-name="P126">=&gt; utiliser xe ?</text:p>
      <text:p text:style-name="P126"/>
      <text:p text:style-name="P128">Création :</text:p>
      <text:p text:style-name="P128">xe appliance-create name-label=&lt;string&gt; name-description=&lt;string&gt;</text:p>
      <text:p text:style-name="P126"/>
      <text:p text:style-name="P126">Afficher vmApp :</text:p>
      <text:p text:style-name="P127">xe <text:span text:style-name="T42">appliance-param-list</text:span> uuid=&lt;string&gt;</text:p>
      <text:p text:style-name="P127"/>
      <text:p text:style-name="P129"><text:soft-page-break/>Lister les vmApp :</text:p>
      <text:p text:style-name="P129">xe appliance-list</text:p>
      <text:p text:style-name="P129"/>
      <text:p text:style-name="P130">Modifier le nom et/ou la description :</text:p>
      <text:p text:style-name="P131">xe appliance-param-set uuid=&lt;string&gt; name-description=&lt;string&gt; name-label=&lt;string&gt;</text:p>
      <text:p text:style-name="P131"/>
      <text:p text:style-name="P132">Suppression d’une vmApp :</text:p>
      <text:p text:style-name="P132">xe appliance-destroy uuid=&lt;string&gt;</text:p>
      <text:p text:style-name="P132"/>
      <text:p text:style-name="P133">Renvoie d’un paramètre :</text:p>
      <text:p text:style-name="P133">xe appliance-param-get uuid=&lt;uuid&gt; param-name=&lt;name-label&gt;</text:p>
      <text:p text:style-name="P133"/>
      <text:p text:style-name="P134">Affecter une vm a la vmApp</text:p>
      <text:p text:style-name="P134">xe vm-param-set appliance=&lt;appliance uuid&gt; uuid=&lt;vm uuid&gt;</text:p>
      <text:p text:style-name="P134"/>
      <text:p text:style-name="P135">Eteindre les vms</text:p>
      <text:p text:style-name="P136">xe appliance-shutdown uuid=<text:span text:style-name="T44">&lt;appliance uuid&gt;</text:span></text:p>
      <text:p text:style-name="P135"/>
      <text:p text:style-name="P135">Allumer les vms</text:p>
      <text:p text:style-name="P136">xe appliance-start uuid=<text:span text:style-name="T44">&lt;appliance uuid&gt;</text:span></text:p>
      <text:p text:style-name="P136"/>
      <text:p text:style-name="P137">Etablir un ordre d’excution d’une action sur les Vms </text:p>
      <text:p text:style-name="P137">xe vm-param-set order=&lt;order value&gt; uuid=&lt;VM uuid&gt;</text:p>
      <text:p text:style-name="P138">un indice grand fera démarrer la machine en priorité et l’arrêtera <text:span text:style-name="T46">en dernière</text:span></text:p>
      <text:p text:style-name="P138"/>
      <text:p text:style-name="P139">Paramètrer un delay sur une machine</text:p>
      <text:p text:style-name="P139"><text:tab/><text:span text:style-name="T47">- au démarrage :</text:span></text:p>
      <text:p text:style-name="P140">xe vm-param-set start-delay=&lt;time in seconde&gt; uuid=&lt;VM uuid&gt;</text:p>
      <text:p text:style-name="P140"><text:tab/>-à l’arret :</text:p>
      <text:p text:style-name="P140">xe vm-param-set shutdown-delay=&lt;time in seconde&gt; uuid=&lt;VM uuid&gt;</text:p>
      <text:p text:style-name="P140"/>
      <text:p text:style-name="P141">Ce delay prend aussi effet lorsque la machine est démarrer ou arrêtée seule</text:p>
      <text:p text:style-name="P141"/>
      <text:p text:style-name="P153">vm – groupe src api</text:p>
      <text:p text:style-name="P155">liste des VM,</text:p>
      <text:p text:style-name="P154">nb de VM</text:p>
      <text:p text:style-name="P154">nb CPU total</text:p>
      <text:p text:style-name="P154">total hdd</text:p>
      <text:p text:style-name="P154">total RAM</text:p>
      <text:p text:style-name="P154"/>
      <text:p text:style-name="P154">Onglet management : ajout suppr, ordre (drag n drop – ex VM)</text:p>
      <text:p text:style-name="P154"/>
      <text:p text:style-name="P154">sortedTable</text:p>
      <text:p text:style-name="P154"/>
      <text:p text:style-name="P154">onglet stat</text:p>
      <text:p text:style-name="P154"/>
      <text:p text:style-name="P154">onglet advanced : Uuid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6.2$Linux_X86_64 LibreOffice_project/20$Build-2</meta:generator>
    <dc:date>2017-05-23T16:48:18.333511265</dc:date>
    <meta:editing-duration>P10DT20H57M5S</meta:editing-duration>
    <meta:editing-cycles>165</meta:editing-cycles>
    <meta:document-statistic meta:table-count="0" meta:image-count="0" meta:object-count="0" meta:page-count="9" meta:paragraph-count="247" meta:word-count="2263" meta:character-count="14236" meta:non-whitespace-character-count="12198"/>
  </office:meta>
</office:document-meta>
</file>